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bitmap;windows_formatname=&quot;Bitmap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4c" draw:auto-grow-height="true" draw:auto-grow-width="false" fo:max-height="0cm" fo:min-height="9.794cm"/>
    </style:style>
    <style:style style:name="gr8" style:family="graphic" style:parent-style-name="standard">
      <style:graphic-properties draw:stroke="none" svg:stroke-color="#000000" draw:fill="solid" draw:fill-color="#e6e64c" draw:auto-grow-height="true" draw:auto-grow-width="false" fo:max-height="0cm" fo:min-height="7.794cm"/>
    </style:style>
    <style:style style:name="gr9" style:family="graphic" style:parent-style-name="standard">
      <style:graphic-properties draw:stroke="none" svg:stroke-color="#000000" draw:fill="solid" draw:fill-color="#e6e64c" draw:auto-grow-height="true" draw:auto-grow-width="false" fo:max-height="0cm" fo:min-height="3.294cm"/>
    </style:style>
    <style:style style:name="gr10" style:family="graphic" style:parent-style-name="standard">
      <style:graphic-properties draw:stroke="none" svg:stroke-color="#000000" draw:fill="solid" draw:fill-color="#e6e64c" draw:auto-grow-height="true" draw:auto-grow-width="false" fo:max-height="0cm" fo:min-height="2.25cm"/>
    </style:style>
    <style:style style:name="gr11" style:family="graphic" style:parent-style-name="standard">
      <style:graphic-properties draw:visible-area-left="0cm" draw:visible-area-top="0cm" draw:visible-area-width="21.984cm" draw:visible-area-height="14.47cm"/>
    </style:style>
    <style:style style:name="gr12" style:family="graphic" style:parent-style-name="standard">
      <style:graphic-properties draw:visible-area-left="0cm" draw:visible-area-top="0cm" draw:visible-area-width="20.793cm" draw:visible-area-height="14.894cm"/>
    </style:style>
    <style:style style:name="gr13" style:family="graphic" style:parent-style-name="standard">
      <style:graphic-properties draw:visible-area-left="0cm" draw:visible-area-top="0cm" draw:visible-area-width="18.835cm" draw:visible-area-height="14.232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fill-color="#ffffff" draw:auto-grow-height="true" fo:min-height="3.986cm"/>
    </style:style>
    <style:style style:name="pr5" style:family="presentation" style:parent-style-name="Standard-outline1">
      <style:graphic-properties draw:fill-color="#ffffff" fo:min-height="12.92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notes">
      <style:graphic-properties draw:fill-color="#ffffff" draw:auto-grow-height="true" fo:min-height="11.432cm"/>
    </style:style>
    <style:style style:name="pr8" style:family="presentation" style:parent-style-name="Standard-outline1">
      <style:graphic-properties draw:fill-color="#ffffff" draw:auto-grow-height="true" fo:min-height="11.95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305cm" fo:margin-right="0cm" fo:text-indent="-1.305cm"/>
    </style:style>
    <style:style style:name="P6" style:family="paragraph">
      <style:paragraph-properties fo:margin-left="2.522cm" fo:margin-right="0cm" fo:text-indent="-1.21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305cm" fo:margin-right="0cm" fo:text-indent="-1.305cm"/>
      <style:text-properties fo:font-size="28pt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13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4" style:family="paragraph">
      <style:paragraph-properties fo:margin-left="0cm" fo:margin-right="0cm" fo:text-indent="0cm" style:text-autospace="none"/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color="#420000" fo:font-size="16pt" fo:language="en" fo:country="US" style:font-size-asian="16pt" style:font-size-complex="16pt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40pt"/>
    </style:style>
    <style:style style:name="T6" style:family="text">
      <style:text-properties fo:font-size="24pt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44pt"/>
    </style:style>
    <style:style style:name="T9" style:family="text">
      <style:text-properties fo:font-size="28pt"/>
    </style:style>
    <style:style style:name="T10" style:family="text">
      <style:text-properties fo:font-family="'Courier New'" style:font-family-generic="modern" style:font-pitch="fixed" fo:font-size="10pt"/>
    </style:style>
    <style:style style:name="T11" style:family="text">
      <style:text-properties fo:color="#22882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2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3" style:family="text"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4" style:family="text"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DBCluster</text:span><text:span text:style-name="T1"><text:tab/></text:span><text:span text:style-name="T1"><text:tab/></text:span><text:span text:style-name="T2">(Christopher Schmidt)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p text:style-name="P3"><text:span text:style-name="T3"/></text:p>
            <text:p text:style-name="P3"><text:span text:style-name="T4">Meta-Persistence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Features</text:span></text:p>
          </draw:text-box>
        </draw:frame>
        <draw:frame presentation:style-name="pr5" draw:text-style-name="P5" draw:layer="layout" svg:width="22.86cm" svg:height="13.974cm" svg:x="1.27cm" svg:y="5.08cm" presentation:class="outline" presentation:user-transformed="true">
          <draw:text-box>
            <text:list text:style-name="L3">
              <text:list-item>
                <text:p text:style-name="P5">Dao clustering and abstracti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ultset handling (CCFil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figurable defaul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atabase Notification</text:span></text:p>
                  </text:list-item>
                </text:list>
              </text:list-item>
            </text:list>
            <text:list text:style-name="L3">
              <text:list-item>
                <text:p text:style-name="P5">Value range definition (domain definition) for string properti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ependant string properties</text:span></text:p>
                  </text:list-item>
                </text:list>
              </text:list-item>
            </text:list>
            <text:list text:style-name="L3">
              <text:list-item>
                <text:p text:style-name="P5">Privilege check 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la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oma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Why a meta persistence?</text:span></text:p>
          </draw:text-box>
        </draw:frame>
        <draw:custom-shape draw:style-name="gr2" draw:text-style-name="P8" draw:layer="layout" svg:width="2.5cm" svg:height="3.5cm" svg:x="2cm" svg:y="9cm">
          <text:p text:style-name="P7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8" draw:layer="layout" svg:width="7cm" svg:height="2cm" draw:transform="rotate (1.5707963267946) translate (5.5cm 14cm)">
          <text:p text:style-name="P4">HIBERNATE</text:p>
        </draw:rect>
        <draw:frame draw:style-name="gr4" draw:layer="layout" svg:width="5.362cm" svg:height="1.675cm" svg:x="1.5cm" svg:y="15.5cm">
          <draw:text-box>
            <text:p text:style-name="P4"><text:span text:style-name="T7">Existing model</text:span></text:p>
            <text:p text:style-name="P4"><text:span text:style-name="T7">optimized access</text:span></text:p>
          </draw:text-box>
        </draw:frame>
        <draw:rect draw:style-name="gr3" draw:text-style-name="P8" draw:layer="layout" svg:width="7cm" svg:height="2cm" draw:transform="rotate (1.5707963267946) translate (20cm 14cm)">
          <text:p text:style-name="P4">Anwendung</text:p>
        </draw:rect>
        <draw:line draw:style-name="gr5" draw:text-style-name="P8" draw:layer="layout" svg:x1="1.5cm" svg:y1="15cm" svg:x2="9cm" svg:y2="15cm">
          <text:p text:style-name="P4"/>
        </draw:line>
        <draw:frame draw:style-name="gr4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5" draw:text-style-name="P8" draw:layer="layout" svg:x1="22.5cm" svg:y1="15cm" svg:x2="15.5cm" svg:y2="15cm">
          <text:p text:style-name="P4"/>
        </draw:line>
        <draw:frame draw:style-name="gr4" draw:text-style-name="P9" draw:layer="layout" svg:width="3.783cm" svg:height="1.987cm" draw:transform="rotate (1.5707963267946) translate (22.513cm 12.283cm)">
          <draw:text-box>
            <text:p text:style-name="P4"><text:span text:style-name="T8">User</text:span></text:p>
          </draw:text-box>
        </draw:frame>
        <draw:rect draw:style-name="gr3" draw:text-style-name="P8" draw:layer="layout" svg:width="7cm" svg:height="2cm" draw:transform="rotate (1.5707963267946) translate (17cm 14cm)">
          <text:p text:style-name="P4">Business Logic</text:p>
        </draw:rect>
        <draw:rect draw:style-name="gr6" draw:text-style-name="P7" draw:layer="layout" svg:width="6.5cm" svg:height="7cm" svg:x="9cm" svg:y="7cm">
          <text:p text:style-name="P7">Meta</text:p>
          <text:p text:style-name="P7">Persistence</text:p>
        </draw:rect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JDBCluster Concept:</text:span><text:span text:style-name="T8"><text:line-break/></text:span><text:span text:style-name="T6">Components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Cluster</text:p>
              </text:list-item>
            </text:list>
            <text:list text:style-name="L3">
              <text:list-item>
                <text:list>
                  <text:list-item>
                    <text:p text:style-name="P6">Metapersis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lat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ing unvisible DAO objects</text:p>
                  </text:list-item>
                </text:list>
              </text:list-item>
            </text:list>
            <text:list text:style-name="L3">
              <text:list-item>
                <text:p text:style-name="P5">Service (Interfaces)</text:p>
              </text:list-item>
            </text:list>
            <text:list text:style-name="L3">
              <text:list-item>
                <text:list>
                  <text:list-item>
                    <text:p text:style-name="P6">Stateless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atic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ing with Cluster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Cluster Obje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Concept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11"><text:span text:style-name="T9">Dao definition</text:span></text:p>
              </text:list-item>
            </text:list>
            <text:list text:style-name="L3">
              <text:list-item>
                <text:p text:style-name="P11"><text:span text:style-name="T9">Attribute connection</text:span></text:p>
              </text:list-item>
            </text:list>
            <text:list text:style-name="L3">
              <text:list-item>
                <text:p text:style-name="P11"><text:span text:style-name="T9">Cset</text:span></text:p>
              </text:list-item>
            </text:list>
          </draw:text-box>
        </draw:frame>
        <draw:frame draw:style-name="gr7" draw:text-style-name="P12" draw:layer="layout" svg:width="13.5cm" svg:height="10.044cm" svg:x="11cm" svg:y="7.678cm">
          <draw:text-box>
            <text:p text:style-name="P12"><text:span text:style-name="T10">@DaoLink(dAOClass = Car.class)</text:span></text:p>
            <text:p text:style-name="P12"><text:span text:style-name="T10">public class CCar extends Cluster {</text:span></text:p>
            <text:p text:style-name="P12"><text:span text:style-name="T10"/></text:p>
            <text:p text:style-name="P12"><text:span text:style-name="T10"><text:s/></text:span><text:span text:style-name="T10">//DAO Field name</text:span></text:p>
            <text:p text:style-name="P12"><text:span text:style-name="T10"><text:s/></text:span><text:span text:style-name="T10">private String name;</text:span></text:p>
            <text:p text:style-name="P12"><text:span text:style-name="T10"/></text:p>
            <text:p text:style-name="P12"><text:span text:style-name="T10"><text:s/></text:span><text:span text:style-name="T10">//DAO assoc to Ersatzteile</text:span></text:p>
            <text:p text:style-name="P12"><text:span text:style-name="T10"><text:s/></text:span><text:span text:style-name="T10">@DaoLink(dAOClass = SparePart.class)</text:span></text:p>
            <text:p text:style-name="P12"><text:span text:style-name="T10"><text:s/></text:span><text:span text:style-name="T10">CSet&lt;CSparePart&gt; cersatzteile;</text:span></text:p>
            <text:p text:style-name="P12"><text:span text:style-name="T10"><text:tab/></text:span><text:span text:style-name="T10"><text:tab/></text:span></text:p>
            <text:p text:style-name="P12"><text:span text:style-name="T10"><text:s/></text:span><text:span text:style-name="T10">public String getName() {</text:span></text:p>
            <text:p text:style-name="P12"><text:span text:style-name="T10"><text:s text:c="2"/></text:span><text:span text:style-name="T10">return name;</text:span></text:p>
            <text:p text:style-name="P12"><text:span text:style-name="T10"><text:s/></text:span><text:span text:style-name="T10">}</text:span></text:p>
            <text:p text:style-name="P12"><text:span text:style-name="T10"/></text:p>
            <text:p text:style-name="P12"><text:span text:style-name="T10"><text:s/></text:span><text:span text:style-name="T10">public void setName(String name) {</text:span></text:p>
            <text:p text:style-name="P12"><text:span text:style-name="T10"><text:s text:c="2"/></text:span><text:span text:style-name="T10">this.name = name;</text:span></text:p>
            <text:p text:style-name="P12"><text:span text:style-name="T10"><text:s/></text:span><text:span text:style-name="T10">}</text:span></text:p>
            <text:p text:style-name="P12"><text:span text:style-name="T10"/></text:p>
            <text:p text:style-name="P12"><text:span text:style-name="T10"><text:s/></text:span><text:span text:style-name="T10">public CSet&lt;CSparePart&gt; getCersatzteile() {</text:span></text:p>
            <text:p text:style-name="P12"><text:span text:style-name="T10"><text:s text:c="2"/></text:span><text:span text:style-name="T10">return cersatzteile;</text:span></text:p>
            <text:p text:style-name="P12"><text:span text:style-name="T10"><text:s/></text:span><text:span text:style-name="T10">}</text:span></text:p>
            <text:p text:style-name="P12"><text:span text:style-name="T10"/></text:p>
            <text:p text:style-name="P12"><text:span text:style-name="T10"><text:s/></text:span><text:span text:style-name="T10">public void setCersatzteile(CSet&lt;CSparePart&gt; cersatzteile) {</text:span></text:p>
            <text:p text:style-name="P12"><text:span text:style-name="T10"><text:s text:c="2"/></text:span><text:span text:style-name="T10">this.cersatzteile = cersatzteile;</text:span></text:p>
            <text:p text:style-name="P12"><text:span text:style-name="T10"><text:s/></text:span><text:span text:style-name="T10">}</text:span></text:p>
            <text:p text:style-name="P12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default valu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AO Default initialization</text:p>
              </text:list-item>
            </text:list>
          </draw:text-box>
        </draw:frame>
        <draw:frame draw:style-name="gr8" draw:text-style-name="P13" draw:layer="layout" svg:width="13.5cm" svg:height="8.457cm" svg:x="11cm" svg:y="9cm">
          <draw:text-box>
            <text:p text:style-name="P13"><text:span text:style-name="T11">&lt;!--confure</text:span><text:span text:style-name="T12"> </text:span><text:span text:style-name="T11">available</text:span><text:span text:style-name="T12"> </text:span><text:span text:style-name="T11">dao</text:span><text:span text:style-name="T12"> </text:span><text:span text:style-name="T11">classes--&gt;</text:span></text:p>
            <text:p text:style-name="P13"><text:span text:style-name="T13">&lt;daotype&gt;</text:span></text:p>
            <text:p text:style-name="P13"><text:span text:style-name="T12"><text:s text:c="3"/></text:span><text:span text:style-name="T11">&lt;!--configure</text:span><text:span text:style-name="T12"> </text:span><text:span text:style-name="T11">dao</text:span><text:span text:style-name="T12"> </text:span><text:span text:style-name="T11">class</text:span><text:span text:style-name="T12"> </text:span><text:span text:style-name="T11">Auto--&gt;</text:span></text:p>
            <text:p text:style-name="P13"><text:span text:style-name="T12"><text:s text:c="2"/></text:span><text:span text:style-name="T13">&lt;dao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dao.Car"</text:span><text:span text:style-name="T13">&gt;</text:span></text:p>
            <text:p text:style-name="P13"><text:span text:style-name="T12"><text:s/></text:span></text:p>
            <text:p text:style-name="P13"><text:span text:style-name="T12"><text:s text:c="3"/></text:span><text:span text:style-name="T11">&lt;!--sets</text:span><text:span text:style-name="T12"> </text:span><text:span text:style-name="T11">parameter</text:span><text:span text:style-name="T12"> </text:span><text:span text:style-name="T11">longitude</text:span><text:span text:style-name="T12"> </text:span><text:span text:style-name="T11">to</text:span><text:span text:style-name="T12"> </text:span><text:span text:style-name="T11">1.234--&gt;</text:span><text:span text:style-name="T12"> 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longitude"</text:span><text:span text:style-name="T13">&gt;</text:span></text:p>
            <text:p text:style-name="P13"><text:span text:style-name="T12"><text:s text:c="4"/></text:span><text:span text:style-name="T13">&lt;value&gt;</text:span><text:span text:style-name="T12">1.234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2"><text:s text:c="3"/></text:span></text:p>
            <text:p text:style-name="P13"><text:span text:style-name="T11"><text:s text:c="3"/></text:span><text:span text:style-name="T11">&lt;!--sets</text:span><text:span text:style-name="T12"> </text:span><text:span text:style-name="T11">parameter</text:span><text:span text:style-name="T12"> </text:span><text:span text:style-name="T11">latitude</text:span><text:span text:style-name="T12"> </text:span><text:span text:style-name="T11">to</text:span><text:span text:style-name="T12"> </text:span><text:span text:style-name="T11">5.678--&gt;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latitude"</text:span><text:span text:style-name="T13">&gt;</text:span></text:p>
            <text:p text:style-name="P13"><text:span text:style-name="T12"><text:s text:c="4"/></text:span><text:span text:style-name="T13">&lt;value&gt;</text:span><text:span text:style-name="T12">5.678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2"/></text:p>
            <text:p text:style-name="P13"><text:span text:style-name="T12"><text:s text:c="3"/></text:span><text:span text:style-name="T11">&lt;!--sets</text:span><text:span text:style-name="T12"> </text:span><text:span text:style-name="T11">parameter</text:span><text:span text:style-name="T12"> </text:span><text:span text:style-name="T11">name</text:span><text:span text:style-name="T12"> </text:span><text:span text:style-name="T11">to</text:span><text:span text:style-name="T12"> </text:span><text:span text:style-name="T11">MyDefaultAutoName--&gt;</text:span></text:p>
            <text:p text:style-name="P13"><text:span text:style-name="T12"><text:s text:c="3"/></text:span><text:span text:style-name="T13">&lt;property</text:span><text:span text:style-name="T12"> </text:span><text:span text:style-name="T13">name=</text:span><text:span text:style-name="T14">"name"</text:span><text:span text:style-name="T13">&gt;</text:span></text:p>
            <text:p text:style-name="P13"><text:span text:style-name="T12"><text:s text:c="4"/></text:span><text:span text:style-name="T13">&lt;value&gt;</text:span><text:span text:style-name="T12">MyDefaultAutoName</text:span><text:span text:style-name="T13">&lt;/value&gt;</text:span></text:p>
            <text:p text:style-name="P13"><text:span text:style-name="T12"><text:s text:c="3"/></text:span><text:span text:style-name="T13">&lt;/property&gt;</text:span></text:p>
            <text:p text:style-name="P13"><text:span text:style-name="T13"/></text:p>
            <text:p text:style-name="P13"><text:span text:style-name="T12"><text:s text:c="2"/></text:span><text:span text:style-name="T13">&lt;/dao&gt;</text:span></text:p>
            <text:p text:style-name="P13"><text:span text:style-name="T13">&lt;/daotyp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tring property value range definition</text:p>
              </text:list-item>
            </text:list>
          </draw:text-box>
        </draw:frame>
        <draw:frame draw:style-name="gr9" draw:text-style-name="P13" draw:layer="layout" svg:width="20.5cm" svg:height="3.608cm" svg:x="4cm" svg:y="7cm">
          <draw:text-box>
            <text:p text:style-name="P13"><text:span text:style-name="T13">Class </text:span></text:p>
            <text:p text:style-name="P13"><text:span text:style-name="T13">...</text:span></text:p>
            <text:p text:style-name="P13"><text:span text:style-name="T13"/></text:p>
            <text:p text:style-name="P13"><text:span text:style-name="T13"><text:s text:c="2"/></text:span><text:span text:style-name="T13">@Domain(domainId="ColorTypeDomain")</text:span></text:p>
            <text:p text:style-name="P13"><text:span text:style-name="T13"><text:s text:c="2"/></text:span><text:span text:style-name="T13">String colorType;</text:span></text:p>
            <text:p text:style-name="P13"><text:span text:style-name="T13"><text:tab/></text:span></text:p>
            <text:p text:style-name="P13"><text:span text:style-name="T13"><text:s text:c="2"/></text:span><text:span text:style-name="T13">@DomainDependancy(domainId="ColorDomain",dependsFromProperty="colorType")</text:span></text:p>
            <text:p text:style-name="P13"><text:span text:style-name="T13"><text:s text:c="2"/></text:span><text:span text:style-name="T13">String color;</text:span></text:p>
            <text:p text:style-name="P13"><text:span text:style-name="T13">...</text:span></text:p>
          </draw:text-box>
        </draw:frame>
        <draw:frame draw:style-name="gr9" draw:text-style-name="P13" draw:layer="layout" svg:width="20.5cm" svg:height="3.981cm" svg:x="4cm" svg:y="14cm">
          <draw:text-box>
            <text:p text:style-name="P13"><text:span text:style-name="T13">public interface DomainPrivilegeList {</text:span></text:p>
            <text:p text:style-name="P13"><text:span text:style-name="T13"/></text:p>
            <text:p text:style-name="P13"><text:span text:style-name="T13"><text:s/></text:span><text:span text:style-name="T13">/**</text:span></text:p>
            <text:p text:style-name="P13"><text:span text:style-name="T13"><text:s text:c="2"/></text:span><text:span text:style-name="T13">* &lt;B&gt;This method is called often, so it has to be fast&lt;/B&gt;</text:span></text:p>
            <text:p text:style-name="P13"><text:span text:style-name="T13"><text:s text:c="2"/></text:span><text:span text:style-name="T13">* @param domainId as configured in domain validation </text:span></text:p>
            <text:p text:style-name="P13"><text:span text:style-name="T13"><text:s text:c="2"/></text:span><text:span text:style-name="T13">* @param value one value of domain </text:span></text:p>
            <text:p text:style-name="P13"><text:span text:style-name="T13"><text:s text:c="2"/></text:span><text:span text:style-name="T13">* @return set of required privileges</text:span></text:p>
            <text:p text:style-name="P13"><text:span text:style-name="T13"><text:s text:c="2"/></text:span><text:span text:style-name="T13">*/</text:span></text:p>
            <text:p text:style-name="P13"><text:span text:style-name="T13"><text:s/></text:span><text:span text:style-name="T13">Set&lt;String&gt; getDomainEntryPivilegeList(String domainId, String value);</text:span></text:p>
            <text:p text:style-name="P13"><text:span text:style-name="T13">}</text:span></text:p>
          </draw:text-box>
        </draw:frame>
        <draw:frame draw:style-name="gr10" draw:text-style-name="P13" draw:layer="layout" svg:width="20.5cm" svg:height="2.5cm" svg:x="4cm" svg:y="11cm">
          <draw:text-box>
            <text:p text:style-name="P13"><text:span text:style-name="T13">&lt;domaindependancy&gt;</text:span></text:p>
            <text:p text:style-name="P13"><text:span text:style-name="T12"><text:s text:c="2"/></text:span><text:span text:style-name="T11">&lt;!--</text:span><text:span text:style-name="T12"> </text:span><text:span text:style-name="T11">define</text:span><text:span text:style-name="T12"> </text:span><text:span text:style-name="T11">master</text:span><text:span text:style-name="T12"> </text:span><text:span text:style-name="T11">domain</text:span><text:span text:style-name="T12"> </text:span><text:span text:style-name="T11">"ColorTypeDomain"--&gt;</text:span></text:p>
            <text:p text:style-name="P13"><text:span text:style-name="T12"><text:s/></text:span><text:span text:style-name="T13">&lt;domain</text:span><text:span text:style-name="T12"> </text:span><text:span text:style-name="T13">domainid=</text:span><text:span text:style-name="T14">"ColorTypeDomain"</text:span><text:span text:style-name="T12"> </text:span><text:span text:style-name="T13">domainlistclass=</text:span><text:span text:style-name="T14">"mycluster.domain.ColorTypeDomainList"</text:span><text:span text:style-name="T13">&gt;</text:span></text:p>
            <text:p text:style-name="P13"><text:span text:style-name="T12"><text:s/></text:span><text:span text:style-name="T13">...</text:span></text:p>
            <text:p text:style-name="P13"><text:span text:style-name="T13">&lt;/domaindependanc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ependant 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ependant domains</text:p>
              </text:list-item>
            </text:list>
          </draw:text-box>
        </draw:frame>
        <draw:frame draw:style-name="gr9" draw:text-style-name="P13" draw:layer="layout" svg:width="20.5cm" svg:height="10.322cm" svg:x="4cm" svg:y="8cm">
          <draw:text-box>
            <text:p text:style-name="P13"><text:span text:style-name="T11">&lt;!--</text:span><text:span text:style-name="T12"> </text:span><text:span text:style-name="T11">configure</text:span><text:span text:style-name="T12"> </text:span><text:span text:style-name="T11">domain</text:span><text:span text:style-name="T12"> </text:span><text:span text:style-name="T11">dependancies--&gt;</text:span></text:p>
            <text:p text:style-name="P13"><text:span text:style-name="T11">&lt;!--</text:span><text:span text:style-name="T12"> </text:span><text:span text:style-name="T11">this</text:span><text:span text:style-name="T12"> </text:span><text:span text:style-name="T11">Example</text:span><text:span text:style-name="T12"> </text:span><text:span text:style-name="T11">is</text:span><text:span text:style-name="T12"> </text:span><text:span text:style-name="T11">shown</text:span><text:span text:style-name="T12"> </text:span><text:span text:style-name="T11">in</text:span><text:span text:style-name="T12"> </text:span><text:span text:style-name="T11">CFahrrad...--&gt;</text:span></text:p>
            <text:p text:style-name="P13"><text:span text:style-name="T13">&lt;domaindependancy&gt;</text:span></text:p>
            <text:p text:style-name="P13"><text:span text:style-name="T12"><text:s text:c="2"/></text:span><text:span text:style-name="T11">&lt;!--</text:span><text:span text:style-name="T12"> </text:span><text:span text:style-name="T11">define</text:span><text:span text:style-name="T12"> </text:span><text:span text:style-name="T11">master</text:span><text:span text:style-name="T12"> </text:span><text:span text:style-name="T11">domain</text:span><text:span text:style-name="T12"> </text:span><text:span text:style-name="T11">"ColorTypeDomain"--&gt;</text:span></text:p>
            <text:p text:style-name="P13"><text:span text:style-name="T12"><text:s/></text:span><text:span text:style-name="T13">&lt;domain</text:span><text:span text:style-name="T12"> </text:span><text:span text:style-name="T13">domainid=</text:span><text:span text:style-name="T14">"ColorTypeDomain"</text:span><text:span text:style-name="T12"> </text:span><text:span text:style-name="T13">domainlistclass=</text:span><text:span text:style-name="T14">"mycluster.domain.ColorTypeDomainList"</text:span><text:span text:style-name="T13">&gt;</text:span></text:p>
            <text:p text:style-name="P13"><text:span text:style-name="T12"><text:s/></text:span><text:span text:style-name="T11">&lt;!--</text:span><text:span text:style-name="T12"> </text:span><text:span text:style-name="T11">define</text:span><text:span text:style-name="T12"> </text:span><text:span text:style-name="T11">entries</text:span><text:span text:style-name="T12"> </text:span><text:span text:style-name="T11">for</text:span><text:span text:style-name="T12"> </text:span><text:span text:style-name="T11">slave</text:span><text:span text:style-name="T12"> </text:span><text:span text:style-name="T11">domain</text:span><text:span text:style-name="T12"> </text:span><text:span text:style-name="T11">"ColorDomain"</text:span><text:span text:style-name="T12"> </text:span><text:span text:style-name="T11">--&gt;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Color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RED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GREEN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BLUE"</text:span><text:span text:style-name="T13">/&gt;</text:span></text:p>
            <text:p text:style-name="P13"><text:span text:style-name="T12"><text:s text:c="2"/></text:span><text:span text:style-name="T13">&lt;/entry&gt;</text:span></text:p>
            <text:p text:style-name="P13"><text:span text:style-name="T12"><text:s text:c="2"/>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BlackWhite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BLACK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WHITE"</text:span><text:span text:style-name="T13">/&gt;</text:span></text:p>
            <text:p text:style-name="P13"><text:span text:style-name="T12"><text:s text:c="3"/></text:span><text:span text:style-name="T13">&lt;valid</text:span><text:span text:style-name="T12"> </text:span><text:span text:style-name="T13">value=</text:span><text:span text:style-name="T14">"GREY50%"</text:span><text:span text:style-name="T13">/&gt;</text:span></text:p>
            <text:p text:style-name="P13"><text:span text:style-name="T12"><text:s text:c="2"/></text:span><text:span text:style-name="T13">&lt;/entry&gt;</text:span></text:p>
            <text:p text:style-name="P13"><text:span text:style-name="T13"/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None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2"><text:s text:c="3"/></text:span><text:span text:style-name="T13">&lt;invalid</text:span><text:span text:style-name="T12"> </text:span><text:span text:style-name="T13">all=</text:span><text:span text:style-name="T14">"true"</text:span><text:span text:style-name="T13">/&gt;</text:span></text:p>
            <text:p text:style-name="P13"><text:span text:style-name="T12"><text:s text:c="3"/></text:span><text:span text:style-name="T13">&lt;/entry&gt;</text:span></text:p>
            <text:p text:style-name="P13"><text:span text:style-name="T12"><text:s text:c="2"/></text:span><text:span text:style-name="T13">&lt;entry</text:span><text:span text:style-name="T12"> </text:span><text:span text:style-name="T13">value=</text:span><text:span text:style-name="T14">"All"</text:span><text:span text:style-name="T12"> </text:span><text:span text:style-name="T13">slavedomainid=</text:span><text:span text:style-name="T14">"ColorDomain"</text:span><text:span text:style-name="T13">&gt;</text:span></text:p>
            <text:p text:style-name="P13"><text:span text:style-name="T13"><text:s text:c="3"/></text:span><text:span text:style-name="T13">&lt;valid</text:span><text:span text:style-name="T12"> </text:span><text:span text:style-name="T13">all=</text:span><text:span text:style-name="T14">"true"</text:span><text:span text:style-name="T12"> </text:span><text:span text:style-name="T13">null=</text:span><text:span text:style-name="T14">"true"</text:span><text:span text:style-name="T13">/&gt;</text:span></text:p>
            <text:p text:style-name="P13"><text:span text:style-name="T13"><text:s text:c="2"/></text:span><text:span text:style-name="T13">&lt;/entry&gt;</text:span></text:p>
            <text:p text:style-name="P13"><text:span text:style-name="T13"/></text:p>
            <text:p text:style-name="P13"><text:span text:style-name="T13"><text:s/></text:span><text:span text:style-name="T13">&lt;/domain&gt;</text:span></text:p>
            <text:p text:style-name="P13"><text:span text:style-name="T13">&lt;/domaindependanc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CCFil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Query with Filter</text:p>
              </text:list-item>
            </text:list>
          </draw:text-box>
        </draw:frame>
        <draw:frame draw:style-name="gr9" draw:text-style-name="P13" draw:layer="layout" svg:width="20.5cm" svg:height="6.219cm" svg:x="4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20.5cm" svg:height="4.727cm" svg:x="4cm" svg:y="6.773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Security Concept<text:line-break/>Privile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...XXX</text:p>
              </text:list-item>
            </text:list>
          </draw:text-box>
        </draw:frame>
        <draw:frame draw:style-name="gr9" draw:text-style-name="P13" draw:layer="layout" svg:width="15.5cm" svg:height="6.219cm" svg:x="9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15.5cm" svg:height="4.727cm" svg:x="9cm" svg:y="6.773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Static Privileg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ervice</text:p>
              </text:list-item>
            </text:list>
            <text:list text:style-name="L3">
              <text:list-item>
                <text:p text:style-name="P5">Cluster</text:p>
              </text:list-item>
            </text:list>
          </draw:text-box>
        </draw:frame>
        <draw:frame draw:style-name="gr9" draw:text-style-name="P13" draw:layer="layout" svg:width="16.5cm" svg:height="6.219cm" svg:x="8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16.5cm" svg:height="4.727cm" svg:x="8cm" svg:y="6.773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 presentation:user-transformed="true">
          <draw:text-box>
            <text:p text:style-name="P10"><text:span text:style-name="T5">Privileges</text:span><text:span text:style-name="T5"><text:line-break/></text:span><text:span text:style-name="T6">Static Privileges: Service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Object access privileges</text:p>
              </text:list-item>
            </text:list>
            <text:list text:style-name="L3">
              <text:list-item>
                <text:p text:style-name="P5">Method call privileges</text:p>
              </text:list-item>
            </text:list>
          </draw:text-box>
        </draw:frame>
        <draw:frame draw:style-name="gr9" draw:text-style-name="P13" draw:layer="layout" svg:width="9.5cm" svg:height="8.084cm" svg:x="15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9.5cm" svg:height="5.1cm" svg:x="15cm" svg:y="6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Static Privileges: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Object access privileges</text:p>
              </text:list-item>
            </text:list>
            <text:list text:style-name="L3">
              <text:list-item>
                <text:p text:style-name="P5">Method call privileges</text:p>
              </text:list-item>
            </text:list>
          </draw:text-box>
        </draw:frame>
        <draw:frame draw:style-name="gr9" draw:text-style-name="P13" draw:layer="layout" svg:width="8.5cm" svg:height="8.83cm" svg:x="16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8cm" svg:height="5.1cm" svg:x="16cm" svg:y="5.4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...XXX</text:p>
              </text:list-item>
            </text:list>
          </draw:text-box>
        </draw:frame>
        <draw:frame draw:style-name="gr9" draw:text-style-name="P13" draw:layer="layout" svg:width="20.5cm" svg:height="6.219cm" svg:x="4cm" svg:y="11.781cm">
          <draw:text-box>
            <text:p text:style-name="P14"><text:span text:style-name="T13">&lt;clustertype&gt;</text:span></text:p>
            <text:p text:style-name="P13"><text:span text:style-name="T11"/></text:p>
            <text:p text:style-name="P13"><text:span text:style-name="T11"><text:s/></text:span><text:span text:style-name="T11">&lt;!--configure</text:span><text:span text:style-name="T12"> </text:span><text:span text:style-name="T11">cluster</text:span><text:span text:style-name="T12"> </text:span><text:span text:style-name="T11">CAuto--&gt;</text:span></text:p>
            <text:p text:style-name="P13"><text:span text:style-name="T12"><text:s/></text:span><text:span text:style-name="T13">&lt;cluster</text:span><text:span text:style-name="T12"> </text:span><text:span text:style-name="T13">id=</text:span><text:span text:style-name="T14">"car"</text:span><text:span text:style-name="T12"> </text:span><text:span text:style-name="T13">class=</text:span><text:span text:style-name="T14">"mycluster.CCar"</text:span><text:span text:style-name="T13">&gt;</text:span></text:p>
            <text:p text:style-name="P13"><text:span text:style-name="T13"/></text:p>
            <text:p text:style-name="P13"><text:span text:style-name="T12"><text:s/></text:span><text:span text:style-name="T11">&lt;!--special</text:span><text:span text:style-name="T12"> </text:span><text:span text:style-name="T11">filter</text:span><text:span text:style-name="T12"> </text:span><text:span text:style-name="T11">"name"</text:span><text:span text:style-name="T12"> </text:span><text:span text:style-name="T11">for</text:span><text:span text:style-name="T12"> </text:span><text:span text:style-name="T11">cluster</text:span><text:span text:style-name="T12"> </text:span><text:span text:style-name="T11">CAuto</text:span><text:span text:style-name="T12"> </text:span><text:span text:style-name="T11">is</text:span><text:span text:style-name="T12"> </text:span><text:span text:style-name="T11">available--&gt;</text:span></text:p>
            <text:p text:style-name="P13"><text:span text:style-name="T12"><text:s/></text:span><text:span text:style-name="T11">&lt;!--select:</text:span><text:span text:style-name="T12"> </text:span><text:span text:style-name="T11">...where</text:span><text:span text:style-name="T12"> </text:span><text:span text:style-name="T11">NAME=test.testfilter.NameFilter.getName()--&gt;</text:span></text:p>
            <text:p text:style-name="P13"><text:span text:style-name="T12"><text:s/></text:span><text:span text:style-name="T13">&lt;select</text:span><text:span text:style-name="T12"> </text:span><text:span text:style-name="T13">id=</text:span><text:span text:style-name="T14">"name"</text:span><text:span text:style-name="T12"> </text:span><text:span text:style-name="T13">hql=</text:span><text:span text:style-name="T14">"NAME=:UNITNAME"</text:span><text:span text:style-name="T13">&gt;</text:span></text:p>
            <text:p text:style-name="P13"><text:span text:style-name="T12"/></text:p>
            <text:p text:style-name="P13"><text:span text:style-name="T12"><text:s text:c="3"/></text:span><text:span text:style-name="T13">&lt;FilterClass</text:span><text:span text:style-name="T12"> </text:span><text:span text:style-name="T13">class=</text:span><text:span text:style-name="T14">"test.testfilter.NameFilter"</text:span><text:span text:style-name="T13">&gt;</text:span></text:p>
            <text:p text:style-name="P13"><text:span text:style-name="T12"><text:s text:c="5"/></text:span><text:span text:style-name="T13">&lt;binding</text:span><text:span text:style-name="T12"> </text:span><text:span text:style-name="T13">var=</text:span><text:span text:style-name="T14">"UNITNAME"</text:span><text:span text:style-name="T12"> </text:span><text:span text:style-name="T13">attribute=</text:span><text:span text:style-name="T14">"name"</text:span><text:span text:style-name="T13">/&gt;</text:span></text:p>
            <text:p text:style-name="P13"><text:span text:style-name="T12"><text:s text:c="3"/></text:span><text:span text:style-name="T13">&lt;/FilterClass&gt;</text:span></text:p>
            <text:p text:style-name="P13"><text:span text:style-name="T12"/></text:p>
            <text:p text:style-name="P13"><text:span text:style-name="T12"><text:s/></text:span><text:span text:style-name="T13">&lt;/select&gt;</text:span></text:p>
            <text:p text:style-name="P13"><text:span text:style-name="T13"/></text:p>
            <text:p text:style-name="P13"><text:span text:style-name="T13">&lt;/clustertype&gt;</text:span></text:p>
          </draw:text-box>
        </draw:frame>
        <draw:frame draw:style-name="gr9" draw:text-style-name="P13" draw:layer="layout" svg:width="20.5cm" svg:height="4.727cm" svg:x="4cm" svg:y="6.773cm">
          <draw:text-box>
            <text:p text:style-name="P14"><text:span text:style-name="T13">public class NameFilter extends CCFilterImpl{</text:span></text:p>
            <text:p text:style-name="P14"><text:span text:style-name="T13"/></text:p>
            <text:p text:style-name="P14"><text:span text:style-name="T13"><text:s/></text:span><text:span text:style-name="T13">private String name = "";</text:span></text:p>
            <text:p text:style-name="P14"><text:span text:style-name="T13"/></text:p>
            <text:p text:style-name="P14"><text:span text:style-name="T13"><text:s/></text:span><text:span text:style-name="T13">public String getName() {</text:span></text:p>
            <text:p text:style-name="P14"><text:span text:style-name="T13"><text:s text:c="3"/></text:span><text:span text:style-name="T13">return name;</text:span></text:p>
            <text:p text:style-name="P14"><text:span text:style-name="T13"><text:s/></text:span><text:span text:style-name="T13">}</text:span></text:p>
            <text:p text:style-name="P14"><text:span text:style-name="T13"/></text:p>
            <text:p text:style-name="P14"><text:span text:style-name="T13"><text:s/></text:span><text:span text:style-name="T13">public void setName(String name) {</text:span></text:p>
            <text:p text:style-name="P14"><text:span text:style-name="T13"><text:s text:c="3"/></text:span><text:span text:style-name="T13">this.name = name;</text:span></text:p>
            <text:p text:style-name="P14"><text:span text:style-name="T13"><text:s/></text:span><text:span text:style-name="T13">}</text:span><text:span text:style-name="T13"><text:tab/>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2.86cm" svg:height="3.986cm" svg:x="1.27cm" svg:y="0.671cm" presentation:class="title" presentation:placeholder="true">
          <draw:text-box/>
        </draw:frame>
        <draw:frame draw:style-name="gr11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12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13" draw:layer="layout" svg:width="18.834cm" svg:height="13cm" svg:x="3.5cm" svg:y="5.5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5-12-29T19:29:02</meta:creation-date>
    <dc:creator>Christopher Schmidt</dc:creator>
    <dc:date>2006-05-04T15:23:52</dc:date>
    <dc:language>de-DE</dc:language>
    <meta:editing-cycles>54</meta:editing-cycles>
    <meta:editing-duration>PT2H42M30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